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e46" officeooo:paragraph-rsid="000ed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in de mieux comprendre le fonctionnement des framework POO j’ai décidé de suivre le cour openclassroom Programmez en orienté objet en PHP.</text:p>
      <text:p text:style-name="P1"/>
      <text:p text:style-name="P1">Aujourd’hui j’ai réaliser le premier tp en suivant le tutoriel puis en ajoutant plusieurs fonctionnalités :</text:p>
      <text:p text:style-name="P1"/>
      <text:p text:style-name="P1">- un système de point d’expérience/niveau</text:p>
      <text:p text:style-name="P1">- un système de calcul de dégâts prenant en compte la force du personnage attaquant et la défense du personnage attaqué.</text:p>
      <text:p text:style-name="P1"/>
      <text:p text:style-name="P1">Actuellement <text:s text:c="2"/>l’application peut :</text:p>
      <text:p text:style-name="P1"/>
      <text:p text:style-name="P1">- inscrire des données dans une basse de donnée</text:p>
      <text:p text:style-name="P1">- créer, mettre à jour, supprimer, afficher la liste des différents personnages, <text:s/>me connecter avec le nom du personnage</text:p>
      <text:p text:style-name="P1">-Un système de session est en pl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8:48:16.189000000</meta:creation-date>
    <meta:generator>LibreOffice/6.2.5.2$Windows_X86_64 LibreOffice_project/1ec314fa52f458adc18c4f025c545a4e8b22c159</meta:generator>
    <dc:date>2020-01-13T16:20:42.352000000</dc:date>
    <meta:editing-duration>PT7M48S</meta:editing-duration>
    <meta:editing-cycles>2</meta:editing-cycles>
    <meta:document-statistic meta:table-count="0" meta:image-count="0" meta:object-count="0" meta:page-count="1" meta:paragraph-count="8" meta:word-count="104" meta:character-count="646" meta:non-whitespace-character-count="547"/>
  </office:meta>
</office:document-meta>
</file>